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byssinica SIL" officeooo:rsid="0006bc8d" officeooo:paragraph-rsid="0006bc8d"/>
    </style:style>
    <style:style style:name="P2" style:family="paragraph" style:parent-style-name="Standard">
      <style:paragraph-properties fo:line-height="200%"/>
      <style:text-properties style:font-name="Abyssinica SIL" officeooo:rsid="0006bc8d" officeooo:paragraph-rsid="0006bc8d"/>
    </style:style>
    <style:style style:name="T1" style:family="text">
      <style:text-properties officeooo:rsid="0006e33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5</text:p>
      <text:p text:style-name="P1">Group 2</text:p>
      <text:p text:style-name="P1">Sprint Status Writeup</text:p>
      <text:p text:style-name="P1"/>
      <text:p text:style-name="P1"/>
      <text:p text:style-name="P2"><text:tab/>The status of the web page is that it is currently functional. All of the pages laid out in the sprint goals writeup have been created with matching design and layout of the pages. The ‘about’ and ‘browse’ pages of the site are available, but don’t currently have any functionality. The connection to the database has been made that will allow us to display the book information in the DB on the site. A form has been added in its own page that will allow Librarians to add information about new books into the database directly from the website.</text:p>
      <text:p text:style-name="P2"/>
      <text:p text:style-name="P2"><text:tab/><text:span text:style-name="T1">The Entity Relationship Diagram has been created and the database has been built <text:s/>to the ERD’s design. The Tables included are: authors, author_contributions, books, rentals, and students. Test data has been added to the DB to help with feature testing. The database is going to be tweaked a bit as we have come across an issue with adding <text:s/>new books with our form, due to ‘authors’ being a separate table from the books tab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14:10:59.905101647</meta:creation-date>
    <dc:date>2018-03-08T15:02:32.585674487</dc:date>
    <meta:editing-duration>PT6M33S</meta:editing-duration>
    <meta:editing-cycles>2</meta:editing-cycles>
    <meta:generator>LibreOffice/5.1.6.2$Linux_X86_64 LibreOffice_project/10m0$Build-2</meta:generator>
    <meta:document-statistic meta:table-count="0" meta:image-count="0" meta:object-count="0" meta:page-count="1" meta:paragraph-count="5" meta:word-count="179" meta:character-count="1011" meta:non-whitespace-character-count="832"/>
  </office:meta>
</office:document-meta>
</file>